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00000000CF73E1439B139099FF.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a3fc2" officeooo:paragraph-rsid="000a3fc2"/>
    </style:style>
    <style:style style:name="P2" style:family="paragraph" style:parent-style-name="Citação">
      <style:paragraph-properties fo:margin-left="0cm" fo:margin-right="0cm" fo:text-indent="0cm" style:auto-text-indent="false"/>
    </style:style>
    <style:style style:name="P3" style:family="paragraph" style:parent-style-name="Citação">
      <style:paragraph-properties fo:margin-left="0cm" fo:margin-right="0cm" fo:text-indent="0cm" style:auto-text-indent="false"/>
      <style:text-properties officeooo:paragraph-rsid="000a52e3"/>
    </style:style>
    <style:style style:name="P4" style:family="paragraph" style:parent-style-name="Citação">
      <style:paragraph-properties fo:margin-left="3.752cm" fo:margin-right="0cm" fo:text-indent="0cm" style:auto-text-indent="false"/>
    </style:style>
    <style:style style:name="P5" style:family="paragraph" style:parent-style-name="Standard">
      <style:text-properties officeooo:rsid="000a3fc2" officeooo:paragraph-rsid="000a3fc2"/>
    </style:style>
    <style:style style:name="P6" style:family="paragraph" style:parent-style-name="Standard" style:list-style-name="L1">
      <style:text-properties officeooo:rsid="000a3fc2" officeooo:paragraph-rsid="000a3fc2"/>
    </style:style>
    <style:style style:name="P7" style:family="paragraph" style:parent-style-name="Standard" style:list-style-name="L1">
      <style:text-properties style:use-window-font-color="true" loext:opacity="0%" officeooo:rsid="000a3fc2" officeooo:paragraph-rsid="000a3fc2"/>
    </style:style>
    <style:style style:name="P8" style:family="paragraph" style:parent-style-name="Standard">
      <style:text-properties style:use-window-font-color="true" loext:opacity="0%" officeooo:rsid="000a3fc2" officeooo:paragraph-rsid="000a3fc2"/>
    </style:style>
    <style:style style:name="P9" style:family="paragraph" style:parent-style-name="Standard">
      <style:text-properties style:use-window-font-color="true" loext:opacity="0%" officeooo:rsid="000a3fc2" officeooo:paragraph-rsid="000a52e3"/>
    </style:style>
    <style:style style:name="T1" style:family="text">
      <style:text-properties officeooo:rsid="000a3fc2"/>
    </style:style>
    <style:style style:name="T2" style:family="text">
      <style:text-properties fo:color="#c9211e" loext:opacity="100%"/>
    </style:style>
    <style:style style:name="T3" style:family="text">
      <style:text-properties fo:font-weight="bold" style:font-weight-asian="bold" style:font-weight-complex="bold"/>
    </style:style>
    <style:style style:name="T4" style:family="text">
      <style:text-properties fo:font-weight="bold" officeooo:rsid="000a3fc2" style:font-weight-asian="bold" style:font-weight-complex="bold"/>
    </style:style>
    <style:style style:name="T5" style:family="text">
      <style:text-properties fo:font-weight="bold" officeooo:rsid="000a52e3" style:font-weight-asian="bold" style:font-weight-complex="bold"/>
    </style:style>
    <style:style style:name="T6" style:family="text">
      <style:text-properties fo:color="#ff0000" loext:opacity="100%"/>
    </style:style>
    <style:style style:name="T7" style:family="text">
      <style:text-properties fo:color="#ff0000" loext:opacity="100%" fo:font-weight="bold" style:font-weight-asian="bold" style:font-weight-complex="bold"/>
    </style:style>
    <style:style style:name="T8" style:family="text">
      <style:text-properties fo:color="#ff0000" loext:opacity="100%" fo:font-weight="bold" officeooo:rsid="000a52e3" style:font-weight-asian="bold" style:font-weight-complex="bold"/>
    </style:style>
    <style:style style:name="T9" style:family="text">
      <style:text-properties fo:color="#ff0000" loext:opacity="100%" officeooo:rsid="000a52e3"/>
    </style:style>
    <style:style style:name="T10" style:family="text">
      <style:text-properties fo:font-style="italic" style:font-style-asian="italic" style:font-style-complex="italic"/>
    </style:style>
    <style:style style:name="T11" style:family="text">
      <style:text-properties fo:font-style="italic" fo:font-weight="normal" officeooo:rsid="000bc3f9"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0a52e3" style:font-style-asian="normal" style:font-weight-asian="normal" style:font-style-complex="normal" style:font-weight-complex="normal"/>
    </style:style>
    <style:style style:name="T16" style:family="text">
      <style:text-properties fo:font-style="normal" fo:font-weight="normal" officeooo:rsid="000bc3f9" style:font-style-asian="normal" style:font-weight-asian="normal" style:font-style-complex="normal" style:font-weight-complex="normal"/>
    </style:style>
    <style:style style:name="T17" style:family="text">
      <style:text-properties officeooo:rsid="000a52e3"/>
    </style:style>
    <style:style style:name="T18" style:family="text">
      <style:text-properties style:font-name="Arial" fo:language="pt" fo:country="BR" officeooo:rsid="000a52e3"/>
    </style:style>
    <style:style style:name="T19" style:family="text">
      <style:text-properties style:font-name="Arial" fo:language="pt" fo:country="BR" fo:font-style="italic" officeooo:rsid="000a52e3" style:font-style-asian="italic" style:font-style-complex="italic"/>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03549996" text:style-name="Outline">
        <text:list-item>
          <text:h text:style-name="Heading_20_1" text:outline-level="1"><text:span text:style-name="T7">Pontos</text:span><text:span text:style-name="T3"> </text:span><text:span text:style-name="T7">chave</text:span> sobre povos não alcançados.</text:h>
        </text:list-item>
      </text:list>
      <text:p text:style-name="P1">Capítulo 2</text:p>
      <text:p text:style-name="P5"/>
      <text:list xml:id="list2843740007" text:style-name="L1">
        <text:list-item>
          <text:p text:style-name="P6">Deus é o criador da diversidade humana, e seu plano de redenção permite que os diferentes grupos étnicos o sirvam em sua própria identidade cultural.</text:p>
        </text:list-item>
        <text:list-item>
          <text:p text:style-name="P6">A unidade da igreja baseia-se na unidade espiritual, não na semelhança física nem na uniformidade cultura.</text:p>
        </text:list-item>
        <text:list-item>
          <text:p text:style-name="P6">A evangelização que não leva em conta as diferenças culturais e sociais dos grupos étnicos, não alcançará todos os tipos de povos, e afastará muitos do evangelho.</text:p>
        </text:list-item>
        <text:list-item>
          <text:p text:style-name="P6">O fator-chave, ao definir os grupos étnicos é descobrir a que grupo o povo acredita pertencer.</text:p>
        </text:list-item>
        <text:list-item>
          <text:p text:style-name="P6">Ensina-se à maioria das pessoas a não ver o mundo como Deus o vê. Deus se interessa mais pelas barreiras entre os grupos étnicos do que pelas fronteiras entre os países.</text:p>
        </text:list-item>
        <text:list-item>
          <text:p text:style-name="P6">Quanto maior for a distância cultural de um povo, também maior será a dificuldade para evangelizá-lo.</text:p>
        </text:list-item>
        <text:list-item>
          <text:p text:style-name="P6">Uma boa estratégia de evangelização leva em conta as necessidades de cada grupo étnico e procura ganhar um povo de cada vez.</text:p>
        </text:list-item>
        <text:list-item>
          <text:p text:style-name="P6">Quando o povo crê em Cristo e o aceita, gosta de fazê-lo sem ter de cruzar barreiras <text:span text:style-name="T2">sociais</text:span>, linguísticas ou<text:span text:style-name="T2"> sociais.</text:span></text:p>
        </text:list-item>
        <text:list-item>
          <text:p text:style-name="P7">É grande a necessidade de preparar evangelistas interculturais e enviá-los, de todo povo alcançado a todo povo não alcançado, em todo o mundo.</text:p>
        </text:list-item>
      </text:list>
      <text:p text:style-name="P8"/>
      <text:p text:style-name="P8"/>
      <text:list xml:id="list73847881992943" text:continue-list="list3503549996" text:style-name="Outline">
        <text:list-item>
          <text:h text:style-name="Heading_20_1" text:outline-level="1"><text:span text:style-name="T3">Grupo</text:span><text:span text:style-name="T5">s</text:span><text:span text:style-name="T3"> étnico</text:span></text:h>
        </text:list-item>
      </text:list>
      <text:p text:style-name="P9"><text:span text:style-name="T9"><text:tab/></text:span><text:span text:style-name="T8">N</text:span><text:span text:style-name="T7">ão é</text:span> uma divisão territorial, mas <text:span text:style-name="T17">sim </text:span>pessoas que se identificam como “nós” e tratam outros como “eles”.</text:p>
      <text:p text:style-name="P8"/>
      <text:p text:style-name="P4"><text:span text:style-name="T4">Grupo étnico</text:span><text:span text:style-name="T1">: </text:span>“Um grupo sociológico <text:span text:style-name="T10">significativamente</text:span><text:span text:style-name="T12"> </text:span><text:span text:style-name="T13">grande de pessoas</text:span><text:span text:style-name="T14"> conscientes de partilharem um vínculo comum.”</text:span></text:p>
      <text:p text:style-name="P3"><text:span text:style-name="T14"/></text:p>
      <text:p text:style-name="Text_20_body"><text:span text:style-name="T15"><text:tab/></text:span><text:span text:style-name="T18">Esta definição se mostra bastante </text:span><text:span text:style-name="T19">útil para a evangelização intercultural</text:span><text:span text:style-name="T18">, ressalta as coisas que os povos têm em comum, ou seja, sua etnia, língua, religião ocupação, classe, casta, residência, situação social ou legal ou qualquer combinação destas</text:span><text:span text:style-name="T15">. No entanto, devemos fazer a diferença entre </text:span><text:span text:style-name="T16">os vários grupos que </text:span><text:span text:style-name="T11">escolhemos</text:span><text:span text:style-name="T16"> fazer parte, como por exemplo, podemos pertencer a um clube de futebol por causa de nosso interesse por esportes. Contudo, fazemos parte do grupo étnico de homens de negócio de fala portuguesa da classe média superior, das áreas urbanas do Brasil (que compartilham condição econômica, língua, residência e nacionalidade).</text:span></text:p>
      <text:p text:style-name="Text_20_body"><text:tab/>Um grupo significativamente grande para nem ser tão pequeno como uma família por exemplo e, nem tão grande como um país ou uma região de um país que pode em seu território abrigar inúmeros grupos étnicos distintos. Assim, fazendo com que a estratégia escolhida possa não ser particularmente efetiva para todos os grupos presentes.</text:p>
      <text:list xml:id="list73849147833206" text:continue-numbering="true" text:style-name="Outline">
        <text:list-item>
          <text:h text:style-name="Heading_20_1" text:outline-level="1"><text:soft-page-break/>A grande comissão: Um enfoque etnocêntrico</text:h>
        </text:list-item>
      </text:list>
      <text:p text:style-name="Text_20_body"><text:tab/></text:p>
      <text:p text:style-name="P2"><text:span text:style-name="T1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language="pt" fo:country="BR"/>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Arial" fo:font-family="Arial" style:font-style-name="Normal" style:font-family-generic="swiss" style:font-pitch="variable" fo:language="pt" fo:country="BR"/>
    </style:style>
    <style:style style:name="List" style:family="paragraph" loext:hidden="true" style:hidden="true" style:parent-style-name="Text_20_body" style:class="list">
      <style:text-properties style:font-size-asian="12pt" style:font-name-complex="Lucida Sans1" style:font-family-complex="'Lucida Sans'" style:font-family-generic-complex="swiss"/>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loext:hidden="true" style:hidden="true" style:parent-style-name="Standard" style:class="extra"/>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paragraph-properties fo:text-align="start" style:justify-single-word="false"/>
      <style:text-properties style:font-name="Arial" fo:font-family="Arial" style:font-style-name="Normal" style:font-family-generic="swiss" style:font-pitch="variable" fo:language="pt" fo:country="BR"/>
    </style:style>
    <style:style style:name="Abstrato" style:family="paragraph" style:parent-style-name="Standard">
      <style:paragraph-properties fo:margin-left="8.999cm" fo:margin-right="0cm" fo:text-indent="0cm" style:auto-text-indent="false"/>
    </style:style>
    <style:style style:name="Numbering_20_Symbols" style:display-name="Numbering Symbols" style:family="text" loext:hidden="true" style:hidden="true"/>
    <style:style style:name="Strong_20_Emphasis" style:display-name="Strong Emphasis" style:family="text">
      <style:text-properties style:font-name="Arial2" fo:font-family="Arial" style:font-style-name="Negrito" style:font-family-generic="swiss" style:font-pitch="variable" fo:font-weight="bold" style:font-weight-asian="bold" style:font-weight-complex="bold"/>
    </style:style>
    <style:style style:name="Emphasis" style:family="text">
      <style:text-properties style:font-name="Arial1" fo:font-family="Arial" style:font-style-name="Itálico" style:font-family-generic="swiss" style:font-pitch="variable" fo:font-style="italic" style:font-style-asian="italic" style:font-style-complex="italic"/>
    </style:style>
    <style:style style:name="Main_20_index_20_entry" style:display-name="Main index entry" style:family="text" loext:hidden="true" style:hidden="true">
      <style:text-properties fo:font-weight="bold" style:font-weight-asian="bold" style:font-weight-complex="bold"/>
    </style:style>
    <style:style style:name="Internet_20_link" style:display-name="Internet link" style:family="text">
      <style:text-properties fo:color="#000080" loext:opacity="1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1" fo:font-family="Arial" style:font-style-name="Itálico" style:font-family-generic="swiss" style:font-pitch="variable" fo:font-style="italic" style:font-style-asian="italic" style:font-style-complex="italic"/>
    </style:style>
    <style:style style:name="Footnote_20_Symbol" style:display-name="Footnote Symbol" style:family="text" loext:hidden="true" style:hidden="true"/>
    <style:style style:name="Endnote_20_anchor" style:display-name="Endnote anchor" style:family="text" loext:hidden="true" style:hidden="true">
      <style:text-properties style:text-position="super 58%"/>
    </style:style>
    <style:style style:name="Footnote_20_anchor" style:display-name="Footnote anchor" style:family="text" loext:hidden="true" style:hidden="true">
      <style:text-properties style:text-position="super 58%"/>
    </style:style>
    <style:style style:name="Caption_20_characters" style:display-name="Caption characters" style:family="text" loext:hidden="true" style:hidden="true"/>
    <style:style style:name="Endnote_20_Symbol" style:display-name="Endnote Symbol" style:family="text" loext:hidden="true"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loext:hidden="true" style:hidden="true"/>
    <style:style style:name="Exampl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Line_20_numbering" style:display-name="Line numbering" style:family="text" loext:hidden="true"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Figura1" text:anchor-type="char" svg:width="17cm" svg:height="2.748cm" draw:z-index="1"><draw:image xlink:href="Pictures/1000000000000500000000CF73E1439B139099FF.jpg" xlink:type="simple" xlink:show="embed" xlink:actuate="onLoad" draw:mime-type="image/jpeg"/></draw:frame></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02T07:38:47.373000000</dc:date>
    <meta:editing-duration>PT9M57S</meta:editing-duration>
    <meta:editing-cycles>2</meta:editing-cycles>
    <meta:generator>LibreOffice/7.1.2.2$Windows_X86_64 LibreOffice_project/8a45595d069ef5570103caea1b71cc9d82b2aae4</meta:generator>
    <meta:document-statistic meta:table-count="0" meta:image-count="1" meta:object-count="0" meta:page-count="2" meta:paragraph-count="18" meta:word-count="407" meta:character-count="2493" meta:non-whitespace-character-count="2108"/>
  </office:meta>
</office:document-meta>
</file>